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3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4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5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00000" officeooo:rsid="002fe28f" officeooo:paragraph-rsid="002fe28f" style:font-name-asian="Times New Roman2" style:font-size-complex="12pt"/>
    </style:style>
    <style:style style:name="P7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8" style:family="paragraph" style:parent-style-name="No_20_Spacing">
      <style:text-properties fo:color="#000000" officeooo:rsid="005e5d85" officeooo:paragraph-rsid="005e5d85" style:font-name-asian="Times New Roman2" style:font-size-complex="12pt"/>
    </style:style>
    <style:style style:name="P9" style:family="paragraph" style:parent-style-name="No_20_Spacing">
      <style:text-properties fo:color="#000000" officeooo:rsid="005f412b" officeooo:paragraph-rsid="002fe28f" style:font-name-asian="Times New Roman2" style:font-size-complex="12pt"/>
    </style:style>
    <style:style style:name="P10" style:family="paragraph" style:parent-style-name="No_20_Spacing">
      <style:text-properties fo:color="#000000" officeooo:rsid="005f412b" officeooo:paragraph-rsid="005f412b" style:font-name-asian="Times New Roman2" style:font-size-complex="12pt"/>
    </style:style>
    <style:style style:name="P11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12" style:family="paragraph" style:parent-style-name="No_20_Spacing">
      <style:text-properties fo:color="#000000" officeooo:rsid="0066220a" officeooo:paragraph-rsid="0066220a" style:font-name-asian="Times New Roman2" style:font-size-complex="12pt"/>
    </style:style>
    <style:style style:name="P13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14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15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6" style:family="paragraph" style:parent-style-name="No_20_Spacing">
      <style:text-properties fo:color="#000000" officeooo:paragraph-rsid="000b5636"/>
    </style:style>
    <style:style style:name="P17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8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9" style:family="paragraph" style:parent-style-name="No_20_Spacing">
      <style:text-properties fo:color="#000000" style:font-name="Courier New" fo:font-size="9pt" officeooo:rsid="00612c9f" officeooo:paragraph-rsid="00612c9f" style:font-name-asian="Times New Roman2" style:font-size-asian="9pt" style:font-size-complex="9pt"/>
    </style:style>
    <style:style style:name="P20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21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22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23" style:family="paragraph" style:parent-style-name="No_20_Spacing">
      <style:text-properties fo:color="#000000" style:font-name="Courier 10 Pitch" officeooo:rsid="002eba09" officeooo:paragraph-rsid="002eba09" style:font-name-asian="Times New Roman2" style:font-size-complex="12pt"/>
    </style:style>
    <style:style style:name="P24" style:family="paragraph" style:parent-style-name="No_20_Spacing">
      <style:text-properties fo:color="#000000" style:font-name="Courier 10 Pitch" officeooo:rsid="002fe28f" officeooo:paragraph-rsid="002fe28f" style:font-name-asian="Times New Roman2" style:font-size-complex="12pt"/>
    </style:style>
    <style:style style:name="P25" style:family="paragraph" style:parent-style-name="No_20_Spacing">
      <style:text-properties fo:color="#000000" style:font-name="Courier 10 Pitch" officeooo:rsid="002fe28f" officeooo:paragraph-rsid="0031909f" style:font-name-asian="Times New Roman2" style:font-size-complex="12pt"/>
    </style:style>
    <style:style style:name="P26" style:family="paragraph" style:parent-style-name="No_20_Spacing">
      <style:text-properties fo:color="#000000" style:font-name="Courier 10 Pitch" officeooo:rsid="005f412b" officeooo:paragraph-rsid="005f412b" style:font-name-asian="Times New Roman2" style:font-size-complex="12pt"/>
    </style:style>
    <style:style style:name="P27" style:family="paragraph" style:parent-style-name="No_20_Spacing">
      <style:text-properties fo:color="#000000" style:font-name="Courier 10 Pitch" fo:font-size="10pt" officeooo:rsid="002fe28f" officeooo:paragraph-rsid="002fe28f" style:font-name-asian="Times New Roman2" style:font-size-asian="10pt" style:font-size-complex="10pt"/>
    </style:style>
    <style:style style:name="P28" style:family="paragraph" style:parent-style-name="No_20_Spacing">
      <style:text-properties fo:color="#000000" style:font-name="Courier 10 Pitch" fo:font-size="10pt" officeooo:rsid="002fe28f" officeooo:paragraph-rsid="0031909f" style:font-name-asian="Times New Roman2" style:font-size-asian="10pt" style:font-size-complex="10pt"/>
    </style:style>
    <style:style style:name="P29" style:family="paragraph" style:parent-style-name="No_20_Spacing">
      <style:text-properties fo:color="#000000" style:font-name="Courier 10 Pitch" fo:font-size="8pt" officeooo:rsid="0034604e" officeooo:paragraph-rsid="0034604e" style:font-size-asian="8pt" style:font-size-complex="8pt"/>
    </style:style>
    <style:style style:name="P30" style:family="paragraph" style:parent-style-name="No_20_Spacing">
      <style:text-properties fo:color="#000000" officeooo:rsid="00323093" officeooo:paragraph-rsid="00323093"/>
    </style:style>
    <style:style style:name="P31" style:family="paragraph" style:parent-style-name="No_20_Spacing">
      <style:text-properties fo:color="#000000" officeooo:rsid="0034604e" officeooo:paragraph-rsid="0034604e"/>
    </style:style>
    <style:style style:name="P32" style:family="paragraph" style:parent-style-name="No_20_Spacing">
      <style:text-properties fo:color="#000000" officeooo:rsid="00356519" officeooo:paragraph-rsid="00356519"/>
    </style:style>
    <style:style style:name="P33" style:family="paragraph" style:parent-style-name="No_20_Spacing">
      <style:text-properties fo:color="#000000" officeooo:rsid="003723c0" officeooo:paragraph-rsid="003723c0"/>
    </style:style>
    <style:style style:name="P34" style:family="paragraph" style:parent-style-name="No_20_Spacing">
      <style:text-properties fo:color="#000000" officeooo:rsid="003d373e" officeooo:paragraph-rsid="003d373e"/>
    </style:style>
    <style:style style:name="P35" style:family="paragraph" style:parent-style-name="No_20_Spacing">
      <style:text-properties fo:color="#000000" officeooo:rsid="003e91c2" officeooo:paragraph-rsid="003e91c2"/>
    </style:style>
    <style:style style:name="P36" style:family="paragraph" style:parent-style-name="No_20_Spacing">
      <style:text-properties fo:color="#000000" officeooo:rsid="003fe3c2" officeooo:paragraph-rsid="003fe3c2"/>
    </style:style>
    <style:style style:name="P37" style:family="paragraph" style:parent-style-name="No_20_Spacing">
      <style:text-properties fo:color="#000000" officeooo:rsid="00430ebf" officeooo:paragraph-rsid="00430ebf"/>
    </style:style>
    <style:style style:name="P38" style:family="paragraph" style:parent-style-name="No_20_Spacing">
      <style:text-properties fo:color="#000000" officeooo:rsid="004958ec" officeooo:paragraph-rsid="004958ec"/>
    </style:style>
    <style:style style:name="P39" style:family="paragraph" style:parent-style-name="No_20_Spacing">
      <style:text-properties fo:color="#000000" officeooo:rsid="004958ec" officeooo:paragraph-rsid="006c4962"/>
    </style:style>
    <style:style style:name="P40" style:family="paragraph" style:parent-style-name="No_20_Spacing">
      <style:text-properties fo:color="#000000" officeooo:rsid="004b9dc1" officeooo:paragraph-rsid="004b9dc1"/>
    </style:style>
    <style:style style:name="P41" style:family="paragraph" style:parent-style-name="No_20_Spacing">
      <style:text-properties fo:color="#000000" officeooo:rsid="005f412b" officeooo:paragraph-rsid="005f412b"/>
    </style:style>
    <style:style style:name="P42" style:family="paragraph" style:parent-style-name="No_20_Spacing">
      <style:text-properties fo:color="#000000" officeooo:rsid="00655283" officeooo:paragraph-rsid="00655283"/>
    </style:style>
    <style:style style:name="P43" style:family="paragraph" style:parent-style-name="No_20_Spacing">
      <style:text-properties fo:color="#000000" officeooo:rsid="0065b77b" officeooo:paragraph-rsid="0065b77b"/>
    </style:style>
    <style:style style:name="P44" style:family="paragraph" style:parent-style-name="No_20_Spacing">
      <style:text-properties fo:color="#000000" officeooo:rsid="006797e0" officeooo:paragraph-rsid="006797e0"/>
    </style:style>
    <style:style style:name="P45" style:family="paragraph" style:parent-style-name="No_20_Spacing">
      <style:text-properties fo:color="#000000" officeooo:rsid="006c4962" officeooo:paragraph-rsid="006c4962"/>
    </style:style>
    <style:style style:name="P46" style:family="paragraph" style:parent-style-name="No_20_Spacing">
      <style:text-properties fo:color="#000000" officeooo:rsid="006d83bb" officeooo:paragraph-rsid="006d83bb"/>
    </style:style>
    <style:style style:name="P47" style:family="paragraph" style:parent-style-name="No_20_Spacing">
      <style:text-properties fo:color="#000000" fo:font-style="italic" officeooo:rsid="004958ec" officeooo:paragraph-rsid="004958ec" style:font-style-asian="italic" style:font-style-complex="italic"/>
    </style:style>
    <style:style style:name="P48" style:family="paragraph" style:parent-style-name="No_20_Spacing">
      <style:text-properties officeooo:paragraph-rsid="000b5636"/>
    </style:style>
    <style:style style:name="P49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50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51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52" style:family="paragraph" style:parent-style-name="No_20_Spacing">
      <style:text-properties officeooo:rsid="001a3427" officeooo:paragraph-rsid="001a3427"/>
    </style:style>
    <style:style style:name="P53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54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55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56" style:family="paragraph" style:parent-style-name="No_20_Spacing">
      <style:text-properties fo:font-weight="bold" officeooo:rsid="005e5d85" officeooo:paragraph-rsid="005e5d85" style:font-weight-asian="bold" style:font-weight-complex="bold"/>
    </style:style>
    <style:style style:name="P57" style:family="paragraph" style:parent-style-name="No_20_Spacing">
      <style:text-properties officeooo:rsid="001b67a5" officeooo:paragraph-rsid="001b67a5"/>
    </style:style>
    <style:style style:name="P58" style:family="paragraph" style:parent-style-name="No_20_Spacing">
      <style:text-properties officeooo:rsid="001b67a5" officeooo:paragraph-rsid="002b76a5"/>
    </style:style>
    <style:style style:name="P59" style:family="paragraph" style:parent-style-name="No_20_Spacing">
      <style:text-properties officeooo:rsid="001d4d79" officeooo:paragraph-rsid="001d4d79"/>
    </style:style>
    <style:style style:name="P60" style:family="paragraph" style:parent-style-name="No_20_Spacing">
      <style:text-properties officeooo:rsid="001d4d79" officeooo:paragraph-rsid="0020e17d"/>
    </style:style>
    <style:style style:name="P61" style:family="paragraph" style:parent-style-name="No_20_Spacing">
      <style:text-properties officeooo:rsid="001d4d79" officeooo:paragraph-rsid="002b76a5"/>
    </style:style>
    <style:style style:name="P62" style:family="paragraph" style:parent-style-name="No_20_Spacing">
      <style:text-properties officeooo:rsid="00205b27" officeooo:paragraph-rsid="00205b27"/>
    </style:style>
    <style:style style:name="P63" style:family="paragraph" style:parent-style-name="No_20_Spacing">
      <style:text-properties officeooo:rsid="00205b27" officeooo:paragraph-rsid="0020e17d"/>
    </style:style>
    <style:style style:name="P64" style:family="paragraph" style:parent-style-name="No_20_Spacing">
      <style:text-properties officeooo:rsid="00205b27" officeooo:paragraph-rsid="002c8235"/>
    </style:style>
    <style:style style:name="P65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66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67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68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69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70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71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72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73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74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75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76" style:family="paragraph" style:parent-style-name="No_20_Spacing">
      <style:text-properties officeooo:rsid="0024ef67" officeooo:paragraph-rsid="0024ef67"/>
    </style:style>
    <style:style style:name="P77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78" style:family="paragraph" style:parent-style-name="No_20_Spacing">
      <style:text-properties officeooo:rsid="00291c60" officeooo:paragraph-rsid="00291c60"/>
    </style:style>
    <style:style style:name="P79" style:family="paragraph" style:parent-style-name="No_20_Spacing">
      <style:text-properties style:font-name="Courier 10 Pitch" officeooo:rsid="00205b27" officeooo:paragraph-rsid="002b76a5"/>
    </style:style>
    <style:style style:name="P80" style:family="paragraph" style:parent-style-name="No_20_Spacing">
      <style:text-properties style:font-name="Courier 10 Pitch" officeooo:rsid="001d4d79" officeooo:paragraph-rsid="002b76a5"/>
    </style:style>
    <style:style style:name="P81" style:family="paragraph" style:parent-style-name="No_20_Spacing">
      <style:text-properties officeooo:rsid="002b76a5" officeooo:paragraph-rsid="002b76a5"/>
    </style:style>
    <style:style style:name="P82" style:family="paragraph" style:parent-style-name="No_20_Spacing">
      <style:text-properties officeooo:rsid="0020e17d" officeooo:paragraph-rsid="002b76a5"/>
    </style:style>
    <style:style style:name="P83" style:family="paragraph" style:parent-style-name="No_20_Spacing">
      <style:text-properties officeooo:rsid="0020e17d" officeooo:paragraph-rsid="0020e17d"/>
    </style:style>
    <style:style style:name="P84" style:family="paragraph" style:parent-style-name="No_20_Spacing">
      <style:text-properties officeooo:rsid="002c8235" officeooo:paragraph-rsid="002c8235"/>
    </style:style>
    <style:style style:name="P85" style:family="paragraph" style:parent-style-name="No_20_Spacing">
      <style:text-properties officeooo:rsid="002eba09" officeooo:paragraph-rsid="002eba09"/>
    </style:style>
    <style:style style:name="P86" style:family="paragraph" style:parent-style-name="No_20_Spacing">
      <style:text-properties officeooo:rsid="005e5d85" officeooo:paragraph-rsid="005e5d85"/>
    </style:style>
    <style:style style:name="P87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88" style:family="paragraph" style:parent-style-name="No_20_Spacing">
      <style:paragraph-properties fo:break-before="page"/>
      <style:text-properties fo:color="#000000" fo:font-weight="bold" officeooo:rsid="00655283" officeooo:paragraph-rsid="00655283" style:font-weight-asian="bold" style:font-weight-complex="bold"/>
    </style:style>
    <style:style style:name="P89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90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91" style:family="paragraph" style:parent-style-name="No_20_Spacing">
      <style:paragraph-properties fo:break-before="page"/>
      <style:text-properties fo:color="#000000" officeooo:paragraph-rsid="000b5636"/>
    </style:style>
    <style:style style:name="P92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93" style:family="paragraph" style:parent-style-name="No_20_Spacing">
      <style:paragraph-properties fo:break-before="page"/>
      <style:text-properties fo:color="#000000" officeooo:rsid="00655283" officeooo:paragraph-rsid="00655283"/>
    </style:style>
    <style:style style:name="P94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95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96" style:family="paragraph" style:parent-style-name="No_20_Spacing">
      <style:paragraph-properties fo:break-before="page"/>
      <style:text-properties fo:font-weight="bold" officeooo:rsid="005cac33" officeooo:paragraph-rsid="005cac33" style:font-weight-asian="bold" style:font-weight-complex="bold"/>
    </style:style>
    <style:style style:name="P97" style:family="paragraph" style:parent-style-name="No_20_Spacing">
      <style:paragraph-properties fo:break-before="page"/>
      <style:text-properties officeooo:rsid="001b67a5" officeooo:paragraph-rsid="001b67a5"/>
    </style:style>
    <style:style style:name="P98" style:family="paragraph" style:parent-style-name="No_20_Spacing">
      <style:paragraph-properties fo:break-before="page"/>
      <style:text-properties officeooo:rsid="002b76a5" officeooo:paragraph-rsid="002b76a5"/>
    </style:style>
    <style:style style:name="P99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c8235" officeooo:paragraph-rsid="002c8235"/>
    </style:style>
    <style:style style:name="P100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b76a5" officeooo:paragraph-rsid="002b76a5"/>
    </style:style>
    <style:style style:name="P101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91c60"/>
    </style:style>
    <style:style style:name="P102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b76a5"/>
    </style:style>
    <style:style style:name="P103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1b67a5" officeooo:paragraph-rsid="002b76a5"/>
    </style:style>
    <style:style style:name="P104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05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06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" fo:font-size="9pt" officeooo:rsid="002eba09" officeooo:paragraph-rsid="002eba09" style:font-name-asian="Times New Roman2" style:font-size-asian="9pt" style:font-size-complex="9pt"/>
    </style:style>
    <style:style style:name="P107" style:family="paragraph" style:parent-style-name="Standard">
      <style:text-properties fo:color="#000000" officeooo:rsid="00655283" officeooo:paragraph-rsid="00655283"/>
    </style:style>
    <style:style style:name="P108" style:family="paragraph" style:parent-style-name="Standard">
      <style:paragraph-properties fo:margin-top="0cm" fo:margin-bottom="0.499cm" style:contextual-spacing="false" fo:line-height="138%" style:writing-mode="lr-tb"/>
      <style:text-properties officeooo:paragraph-rsid="0065b77b"/>
    </style:style>
    <style:style style:name="P109" style:family="paragraph" style:parent-style-name="Standard">
      <style:paragraph-properties fo:margin-top="0cm" fo:margin-bottom="0.499cm" style:contextual-spacing="false" fo:line-height="138%" style:writing-mode="lr-tb"/>
      <style:text-properties officeooo:rsid="0065b77b" officeooo:paragraph-rsid="0065b77b"/>
    </style:style>
    <style:style style:name="P110" style:family="paragraph" style:parent-style-name="Standard">
      <style:paragraph-properties fo:margin-top="0cm" fo:margin-bottom="0.499cm" style:contextual-spacing="false" fo:line-height="138%" style:writing-mode="lr-tb"/>
      <style:text-properties style:font-name="Courier 10 Pitch" fo:font-size="9pt" officeooo:rsid="0065b77b" officeooo:paragraph-rsid="0065b77b" style:font-size-asian="9pt" style:font-size-complex="9pt"/>
    </style:style>
    <style:style style:name="P111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style:font-name="Courier 10 Pitch" fo:font-size="9pt" officeooo:rsid="0065b77b" officeooo:paragraph-rsid="0065b77b" style:font-size-asian="9pt" style:font-size-complex="9pt"/>
    </style:style>
    <style:style style:name="P112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fo:color="#000000" style:font-name="Courier 10 Pitch" fo:font-size="9pt" officeooo:rsid="0065b77b" officeooo:paragraph-rsid="0065b77b" style:font-size-asian="9pt" style:font-size-complex="9pt"/>
    </style:style>
    <style:style style:name="P113" style:family="paragraph" style:parent-style-name="Text_20_body">
      <style:paragraph-properties fo:margin-top="0cm" fo:margin-bottom="0cm" style:contextual-spacing="false" fo:line-height="138%" style:writing-mode="lr-tb"/>
    </style:style>
    <style:style style:name="P114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0f0a2" officeooo:paragraph-rsid="0060f0a2" style:font-name-asian="Times New Roman2" style:font-size-complex="12pt"/>
    </style:style>
    <style:style style:name="P115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6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paragraph-rsid="0060f0a2"/>
    </style:style>
    <style:style style:name="P117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rsid="002fe28f" officeooo:paragraph-rsid="002fe28f" style:font-name-asian="Times New Roman2" style:font-size-complex="12pt"/>
    </style:style>
    <style:style style:name="P118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9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font-variant="normal" fo:text-transform="none" fo:color="#000000" style:font-name="Times New Roman1" fo:font-size="10.3999996185303pt" fo:letter-spacing="normal" fo:font-style="normal" fo:font-weight="normal" officeooo:rsid="0060f0a2" officeooo:paragraph-rsid="0060f0a2"/>
    </style:style>
    <style:style style:name="P120" style:family="paragraph" style:parent-style-name="No_20_Spacing">
      <style:text-properties fo:color="#000000" officeooo:rsid="00655283" officeooo:paragraph-rsid="00655283"/>
    </style:style>
    <style:style style:name="P121" style:family="paragraph" style:parent-style-name="No_20_Spacing">
      <style:text-properties fo:color="#000000" officeooo:rsid="00655283" officeooo:paragraph-rsid="006e4a98"/>
    </style:style>
    <style:style style:name="P122" style:family="paragraph" style:parent-style-name="No_20_Spacing">
      <style:text-properties fo:color="#000000" officeooo:rsid="006e4a98" officeooo:paragraph-rsid="006e4a98"/>
    </style:style>
    <style:style style:name="P123" style:family="paragraph" style:parent-style-name="No_20_Spacing">
      <style:text-properties fo:color="#000000" officeooo:rsid="0065b77b" officeooo:paragraph-rsid="006e4a98"/>
    </style:style>
    <style:style style:name="P124" style:family="paragraph" style:parent-style-name="No_20_Spacing">
      <style:text-properties fo:color="#000000" officeooo:rsid="0070b19f" officeooo:paragraph-rsid="0070b19f"/>
    </style:style>
    <style:style style:name="P125" style:family="paragraph" style:parent-style-name="No_20_Spacing" style:list-style-name="L1">
      <style:text-properties fo:color="#000000" officeooo:rsid="0070b19f" officeooo:paragraph-rsid="0070b19f"/>
    </style:style>
    <style:style style:name="P126" style:family="paragraph" style:parent-style-name="No_20_Spacing" style:list-style-name="L2">
      <style:text-properties fo:color="#000000" officeooo:rsid="0070b19f" officeooo:paragraph-rsid="0070b19f"/>
    </style:style>
    <style:style style:name="P127" style:family="paragraph" style:parent-style-name="No_20_Spacing" style:list-style-name="L3">
      <style:text-properties fo:color="#000000" officeooo:rsid="0070b19f" officeooo:paragraph-rsid="0070b19f"/>
    </style:style>
    <style:style style:name="P128" style:family="paragraph" style:parent-style-name="No_20_Spacing">
      <style:text-properties fo:color="#000000" officeooo:rsid="003e91c2" officeooo:paragraph-rsid="003e91c2"/>
    </style:style>
    <style:style style:name="P129" style:family="paragraph" style:parent-style-name="No_20_Spacing">
      <style:text-properties fo:color="#000000" fo:font-weight="bold" officeooo:rsid="0070b19f" officeooo:paragraph-rsid="0070b19f" style:font-weight-asian="bold" style:font-weight-complex="bold"/>
    </style:style>
    <style:style style:name="P130" style:family="paragraph" style:parent-style-name="No_20_Spacing">
      <style:text-properties fo:color="#000000" style:text-underline-style="solid" style:text-underline-width="auto" style:text-underline-color="font-color" officeooo:rsid="0070b19f" officeooo:paragraph-rsid="0070b19f"/>
    </style:style>
    <style:style style:name="P131" style:family="paragraph" style:parent-style-name="No_20_Spacing">
      <style:text-properties fo:color="#000000" officeooo:rsid="007321ab" officeooo:paragraph-rsid="007321ab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b2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5b27" style:font-style-asian="italic" style:font-style-complex="italic"/>
    </style:style>
    <style:style style:name="T6" style:family="text">
      <style:text-properties fo:font-style="italic" officeooo:rsid="002c8235" style:font-style-asian="italic" style:font-style-complex="italic"/>
    </style:style>
    <style:style style:name="T7" style:family="text">
      <style:text-properties officeooo:rsid="0026152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b76a5"/>
    </style:style>
    <style:style style:name="T10" style:family="text">
      <style:text-properties style:font-name="Courier 10 Pitch" officeooo:rsid="00205b27"/>
    </style:style>
    <style:style style:name="T11" style:family="text">
      <style:text-properties officeooo:rsid="002b76a5"/>
    </style:style>
    <style:style style:name="T12" style:family="text">
      <style:text-properties officeooo:rsid="002c8235"/>
    </style:style>
    <style:style style:name="T13" style:family="text">
      <style:text-properties officeooo:rsid="002fe28f"/>
    </style:style>
    <style:style style:name="T14" style:family="text">
      <style:text-properties officeooo:rsid="0031909f"/>
    </style:style>
    <style:style style:name="T15" style:family="text">
      <style:text-properties officeooo:rsid="0034604e"/>
    </style:style>
    <style:style style:name="T16" style:family="text">
      <style:text-properties officeooo:rsid="003fe3c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d0ea8"/>
    </style:style>
    <style:style style:name="T19" style:family="text">
      <style:text-properties officeooo:rsid="005e5d85"/>
    </style:style>
    <style:style style:name="T20" style:family="text">
      <style:text-properties officeooo:rsid="005f412b"/>
    </style:style>
    <style:style style:name="T21" style:family="text">
      <style:text-properties fo:font-variant="normal" fo:text-transform="none" fo:font-size="10.3999996185303pt" fo:letter-spacing="normal" fo:font-style="normal" fo:font-weight="normal"/>
    </style:style>
    <style:style style:name="T22" style:family="text">
      <style:text-properties fo:font-variant="normal" fo:text-transform="none" fo:font-size="10.3999996185303pt" fo:letter-spacing="normal" fo:font-style="normal" fo:font-weight="normal" officeooo:rsid="00626ce7"/>
    </style:style>
    <style:style style:name="T23" style:family="text">
      <style:text-properties officeooo:rsid="0060f0a2" style:font-name-asian="Times New Roman2" style:font-size-complex="12pt"/>
    </style:style>
    <style:style style:name="T24" style:family="text">
      <style:text-properties officeooo:rsid="00626ce7"/>
    </style:style>
    <style:style style:name="T25" style:family="text">
      <style:text-properties officeooo:rsid="0066220a"/>
    </style:style>
    <style:style style:name="T26" style:family="text">
      <style:text-properties officeooo:rsid="0067233f"/>
    </style:style>
    <style:style style:name="T27" style:family="text">
      <style:text-properties officeooo:rsid="0067c8ba"/>
    </style:style>
    <style:style style:name="T28" style:family="text">
      <style:text-properties officeooo:rsid="006c4962"/>
    </style:style>
    <style:style style:name="T29" style:family="text">
      <style:text-properties officeooo:rsid="006e4a9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Draft Fifth Lesson</text:p>
      <text:p text:style-name="P85"/>
      <text:p text:style-name="P85"/>
      <text:p text:style-name="P56">Recap of arrays</text:p>
      <text:p text:style-name="P86"/>
      <text:p text:style-name="P86">How to declare a single-dimension array</text:p>
      <text:p text:style-name="P86">How to declare a two-dimensional array</text:p>
      <text:p text:style-name="P86"/>
      <text:p text:style-name="P86">Try and re-create the declaration and initialisation of the times-table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Answer:</text:p>
      <text:p text:style-name="P86">int timesTable[][<text:span text:style-name="T25">10</text:span>] = { { 1, 2,3,4,5,6,7,8,9,10 },</text:p>
      <text:p text:style-name="P86"><text:tab/><text:tab/> <text:s text:c="9"/>{2,4,6,8,10,12,14,16,18,20},</text:p>
      <text:p text:style-name="P86"><text:tab/><text:tab/><text:tab/> ….</text:p>
      <text:p text:style-name="P86"><text:tab/><text:tab/> <text:s text:c="9"/>{10,20,30,40,50,60,70,80,90,100 }};</text:p>
      <text:p text:style-name="P86"/>
      <text:p text:style-name="P86"/>
      <text:p text:style-name="P86">Strings as arrays of characters. <text:s/>Equ<text:span text:style-name="T27">i</text:span>valence of ~</text:p>
      <text:p text:style-name="P86"/>
      <text:p text:style-name="P86"/>
      <text:p text:style-name="P86"/>
      <text:p text:style-name="P86">New topic:</text:p>
      <text:p text:style-name="P86"/>
      <text:p text:style-name="P15">Random Numbers</text:p>
      <text:p text:style-name="P1"/>
      <text:p text:style-name="P1">We need to have a look at random numbers, to do the next bit. <text:s/>Much more interesting than arrays.</text:p>
      <text:p text:style-name="P1"/>
      <text:p text:style-name="P1"/>
      <text:p text:style-name="P1">We need to include the header file that describes the random functions, they're in stdlib.</text:p>
      <text:p text:style-name="P1"/>
      <text:p text:style-name="P106">#include&lt;stdlib.h&gt;</text:p>
      <text:p text:style-name="P106"/>
      <text:p text:style-name="P106">int r;</text:p>
      <text:p text:style-name="P106"/>
      <text:p text:style-name="P106">r = rand();</text:p>
      <text:p text:style-name="P106"/>
      <text:p text:style-name="P106">printf(“%d\n”, r);</text:p>
      <text:p text:style-name="P106"/>
      <text:p text:style-name="P1"/>
      <text:p text:style-name="P1"><text:span text:style-name="T25">I</text:span>t really is simple.</text:p>
      <text:p text:style-name="P1"/>
      <text:p text:style-name="P2">rand() returns an integer between 0 and a constant called RAND_MAX. <text:s/><text:span text:style-name="T14">In the GNU C Library, it is 214 748 364 7, which is the largest signed integer representable in 32 bits.</text:span></text:p>
      <text:p text:style-name="P1"><text:soft-page-break/></text:p>
      <text:p text:style-name="P1">Lets try it out ….</text:p>
      <text:p text:style-name="P1"/>
      <text:p text:style-name="P1"/>
      <text:p text:style-name="P1"/>
      <text:p text:style-name="P1"/>
      <text:p text:style-name="P15">Practical</text:p>
      <text:p text:style-name="P1"/>
      <text:p text:style-name="P1">try out this code.</text:p>
      <text:p text:style-name="P1"/>
      <text:p text:style-name="P5"/>
      <text:p text:style-name="P25">int main(int argc, char** argv) {</text:p>
      <text:p text:style-name="P25"/>
      <text:p text:style-name="P25"><text:s text:c="4"/>int r = rand();</text:p>
      <text:p text:style-name="P25"><text:s text:c="4"/>printf("%d\n", r);</text:p>
      <text:p text:style-name="P25"/>
      <text:p text:style-name="P25"><text:s text:c="4"/>return (EXIT_SUCCESS);</text:p>
      <text:p text:style-name="P25">}</text:p>
      <text:p text:style-name="P25"/>
      <text:p text:style-name="P25"/>
      <text:p text:style-name="P1"><text:span text:style-name="T19">Run it, </text:span>What do you notice?</text:p>
      <text:p text:style-name="P1"/>
      <text:p text:style-name="P1">Print out 100 random numbers.</text:p>
      <text:p text:style-name="P1"/>
      <text:p text:style-name="P1">What do you notice?</text:p>
      <text:p text:style-name="P89">It should produce the same result<text:span text:style-name="T14">(s)</text:span> each time its run.</text:p>
      <text:p text:style-name="P1"/>
      <text:p text:style-name="P1">The problem is the random number generator is a PRNG <text:span text:style-name="T25">(pseudo-random)</text:span> one. <text:s/>It produces the same <text:span text:style-name="T17">sequence</text:span> of numbers each time.</text:p>
      <text:p text:style-name="P1"/>
      <text:p text:style-name="P8">Linear congruential generator :- <text:s/><text:span text:style-name="T20">see wikipedia</text:span></text:p>
      <text:p text:style-name="P8"/>
      <text:p text:style-name="P6"/>
      <text:p text:style-name="P6"><draw:frame draw:style-name="fr1" draw:name="Object1" text:anchor-type="as-char" svg:y="-0.386cm" svg:width="6.175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12">To get the next number in sequence from the current one (Xn) :-</text:p>
      <text:p text:style-name="P12"/>
      <text:p text:style-name="P115">multiply Xn by a</text:p>
      <text:p text:style-name="P118">add c</text:p>
      <text:p text:style-name="P118">then do modulo m.</text:p>
      <text:p text:style-name="P12"/>
      <text:p text:style-name="P12"/>
      <text:p text:style-name="P11">One is this, <text:span text:style-name="T25">where :-</text:span></text:p>
      <text:p text:style-name="P11"/>
      <text:p text:style-name="P114">m = 2^31</text:p>
      <text:p text:style-name="P116"><text:span text:style-name="T23">a <text:s/>= </text:span><text:bookmark-start text:name="__DdeLink__2780_1090949852"/><text:span text:style-name="T21">1</text:span><text:span text:style-name="T22">1</text:span><text:span text:style-name="T21">03515245</text:span><text:bookmark-end text:name="__DdeLink__2780_1090949852"/></text:p>
      <text:p text:style-name="P119">c <text:s/>= 12345</text:p>
      <text:p text:style-name="P117"/>
      <text:p text:style-name="P22"/>
      <text:p text:style-name="P22">Write a c function to generate this sequence. <text:s/><text:span text:style-name="T24">We give it the old value, Xn, and it returns the next random number.</text:span></text:p>
      <text:p text:style-name="P22"/>
      <text:p text:style-name="P22">It should take an argument, <text:span text:style-name="T26">X</text:span>n, and return the value of <text:span text:style-name="T26">X</text:span>n+1</text:p>
      <text:p text:style-name="P22"/>
      <text:p text:style-name="P22">A hint :-</text:p>
      <text:p text:style-name="P22"/>
      <text:p text:style-name="P22"/>
      <text:p text:style-name="P19">unsigned long generator1(unsigned long x) {</text:p>
      <text:p text:style-name="P19"><text:s text:c="4"/>unsigned long ?</text:p>
      <text:p text:style-name="P19"><text:s text:c="4"/>unsigned long ?</text:p>
      <text:p text:style-name="P19"><text:s text:c="4"/>unsigned long ?</text:p>
      <text:p text:style-name="P19"><text:s text:c="4"/>return (?);</text:p>
      <text:p text:style-name="P19"><text:s text:c="4"/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 bigger hint :-</text:p>
      <text:p text:style-name="P22"/>
      <text:p text:style-name="P19">unsigned long generator1(unsigned long x) {</text:p>
      <text:p text:style-name="P19"><text:s text:c="4"/>unsigned long a = </text:p>
      <text:p text:style-name="P19"><text:s text:c="4"/>unsigned long c = </text:p>
      <text:p text:style-name="P19"><text:s text:c="4"/>unsigned long m = </text:p>
      <text:p text:style-name="P19"><text:s text:c="4"/>return (( * ) + ) % ;</text:p>
      <text:p text:style-name="P19">}</text:p>
      <text:p text:style-name="P22"/>
      <text:p text:style-name="P22">My answer :-</text:p>
      <text:p text:style-name="P22"><text:soft-page-break/></text:p>
      <text:p text:style-name="P22"/>
      <text:p text:style-name="P19">unsigned long generator1(unsigned long x) {</text:p>
      <text:p text:style-name="P19"><text:s text:c="4"/>unsigned long a = 110 351 524 5; </text:p>
      <text:p text:style-name="P19"><text:s text:c="4"/>unsigned long c = 12345;</text:p>
      <text:p text:style-name="P19"><text:s text:c="4"/>unsigned long m = 214 748 364 8;</text:p>
      <text:p text:style-name="P19"><text:s text:c="4"/>return ((a * x) + c) % m;</text:p>
      <text:p text:style-name="P19">}</text:p>
      <text:p text:style-name="P22"/>
      <text:p text:style-name="P22"/>
      <text:p text:style-name="P22"/>
      <text:p text:style-name="P22"/>
      <text:p text:style-name="P22">If you start with a seed of zero, it should produce :-</text:p>
      <text:p text:style-name="P22"/>
      <text:p text:style-name="P22"/>
      <text:p text:style-name="P22"/>
      <text:p text:style-name="P4">Seeding.</text:p>
      <text:p text:style-name="P1"/>
      <text:p text:style-name="P4">Great swathes have been written about random number generation.</text:p>
      <text:p text:style-name="P4"/>
      <text:p text:style-name="P4"/>
      <text:p text:style-name="P4">Quality of randomness. <text:s/><text:span text:style-name="T20">Not good for crypto, because it is predictable.</text:span></text:p>
      <text:p text:style-name="P4"/>
      <text:p text:style-name="P4"/>
      <text:p text:style-name="P10">So, ours produces the same output each time, because it is … what?</text:p>
      <text:p text:style-name="P10"/>
      <text:p text:style-name="P10">[Seeded with same value each time, presumably 0]</text:p>
      <text:p text:style-name="P4"/>
      <text:p text:style-name="P4"/>
      <text:p text:style-name="P1"/>
      <text:p text:style-name="P1"><text:span text:style-name="T13">Q: </text:span>What does it need?</text:p>
      <text:p text:style-name="P1"/>
      <text:p text:style-name="P90">A: different seed for each run.</text:p>
      <text:p text:style-name="P4"/>
      <text:p text:style-name="P4">Where could we get such a number, <text:span text:style-name="T20">different for each run</text:span>?</text:p>
      <text:p text:style-name="P90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9"/>
      <text:p text:style-name="P10">Or, the time. <text:s/>Adva<text:span text:style-name="T26">n</text:span>tage is - should never be repeated!</text:p>
      <text:p text:style-name="P4"/>
      <text:p text:style-name="P4">So we do this :-</text:p>
      <text:p text:style-name="P4"/>
      <text:p text:style-name="P4"><text:tab/><text:span text:style-name="T8">srand(time(NULL));</text:span></text:p>
      <text:p text:style-name="P4"/>
      <text:p text:style-name="P4">The time() function returns the number of seconds since 00:00:00 UTC on 1<text:span text:style-name="T1">st</text:span> January 1970, as a time_t type, which is a long int value.</text:p>
      <text:p text:style-name="P4"/>
      <text:p text:style-name="P4">In full :-</text:p>
      <text:p text:style-name="P4"/>
      <text:p text:style-name="P4"><text:bookmark-start text:name="__DdeLink__1506_98053540"/></text:p>
      <text:p text:style-name="P24">int main(int argc, char** argv) {</text:p>
      <text:p text:style-name="P24"><text:s text:c="4"/>srand(time(NULL));</text:p>
      <text:p text:style-name="P24"><text:s text:c="4"/>int r = rand();</text:p>
      <text:p text:style-name="P24"><text:s text:c="4"/>printf("%d\n", r);</text:p>
      <text:p text:style-name="P24"><text:s text:c="4"/>return (EXIT_SUCCESS);</text:p>
      <text:p text:style-name="P24">}<text:bookmark-end text:name="__DdeLink__1506_98053540"/></text:p>
      <text:p text:style-name="P23"/>
      <text:p text:style-name="P23"/>
      <text:p text:style-name="P26">Next q:</text:p>
      <text:p text:style-name="P20">How do we reduce the range from 0 .. RAND_MAX, down to something more useful ?</text:p>
      <text:p text:style-name="P21"/>
      <text:p text:style-name="P1"/>
      <text:p text:style-name="P90">Answer: with a modulo, %</text:p>
      <text:p text:style-name="P4"/>
      <text:p text:style-name="P4"/>
      <text:p text:style-name="P4"/>
      <text:p text:style-name="P27">int i, <text:span text:style-name="T14">r</text:span>;</text:p>
      <text:p text:style-name="P27">srand(time(NULL));</text:p>
      <text:p text:style-name="P27">for (i = 0; i &lt; 100; i++) {</text:p>
      <text:p text:style-name="P28"><text:tab/><text:span text:style-name="T14">r = rand() % 6;</text:span><text:tab/></text:p>
      <text:p text:style-name="P28"><text:tab/>printf(“%3d”, r);</text:p>
      <text:p text:style-name="P27"><text:tab/>}</text:p>
      <text:p text:style-name="P4"/>
      <text:p text:style-name="P1"/>
      <text:p text:style-name="P1"/>
      <text:p text:style-name="P1"/>
      <text:p text:style-name="P1"/>
      <text:p text:style-name="P7">Right, now equipped with some <text:span text:style-name="T20">small </text:span>random numbers, we can do some stuff</text:p>
      <text:p text:style-name="P7"/>
      <text:p text:style-name="P3"/>
      <text:p text:style-name="P1"/>
      <text:p text:style-name="P1"/>
      <text:p text:style-name="P1"/>
      <text:p text:style-name="P1"/>
      <text:p text:style-name="P13">Statistical stuff</text:p>
      <text:p text:style-name="P30"/>
      <text:p text:style-name="P30">Looking at how the distribution of our random numbers works.</text:p>
      <text:p text:style-name="P30"/>
      <text:p text:style-name="P34">An unbiased dice (die) has an equal <text:span text:style-name="T16">probability</text:span> of turning up 1,2,3,4,5 or 6.</text:p>
      <text:p text:style-name="P30"/>
      <text:p text:style-name="P30">Get 1000 random numbers % 100, put them into bins using a 100-element array.</text:p>
      <text:p text:style-name="P30"/>
      <text:p text:style-name="P34">A bit like we did for the test scores.</text:p>
      <text:p text:style-name="P34"/>
      <text:p text:style-name="P34">Method :-</text:p>
      <text:p text:style-name="P34"/>
      <text:p text:style-name="P34">declare an array, size 6, of integers, to hold the counts.</text:p>
      <text:p text:style-name="P34">Set all entries to zero.</text:p>
      <text:p text:style-name="P34">Generate 5000 random numbers. <text:s/>For each one :-</text:p>
      <text:p text:style-name="P34"><text:tab/>Add one to the count array entry, for that number. e.g. count[5]++</text:p>
      <text:p text:style-name="P34">Print the count array, see how evenly distributed they are.</text:p>
      <text:p text:style-name="P34"/>
      <text:p text:style-name="P34">Try this out.</text:p>
      <text:p text:style-name="P34"/>
      <text:p text:style-name="P36"/>
      <text:p text:style-name="P36">What would you expect?</text:p>
      <text:p text:style-name="P36"/>
      <text:p text:style-name="P36"/>
      <text:p text:style-name="P34">What do you notice?</text:p>
      <text:p text:style-name="P34"/>
      <text:p text:style-name="P34"/>
      <text:p text:style-name="P34"/>
      <text:p text:style-name="P34"/>
      <text:p text:style-name="P34"/>
      <text:p text:style-name="P44">Try using our own random number generator.</text:p>
      <text:p text:style-name="P44"/>
      <text:p text:style-name="P44">Do you see the same results?</text:p>
      <text:p text:style-name="P44"/>
      <text:p text:style-name="P44">Now alter some of the constants, especially a.</text:p>
      <text:p text:style-name="P34"><text:soft-page-break/></text:p>
      <text:p text:style-name="P14"/>
      <text:p text:style-name="P87">Really simple crypotgraphy - XOR encoding - <text:span text:style-name="T20">the affine cipher</text:span></text:p>
      <text:p text:style-name="P38"/>
      <text:p text:style-name="P38">If we have a message, a seed number, and a repeatable sequence of random numbers, we can do a one-way encryption of the message.</text:p>
      <text:p text:style-name="P38"/>
      <text:p text:style-name="P38"/>
      <text:p text:style-name="P38">XOR-encoding works like this.</text:p>
      <text:p text:style-name="P38"/>
      <text:p text:style-name="P38">Take a message, say “hello world”, and pick a number, say 55.</text:p>
      <text:p text:style-name="P38"/>
      <text:p text:style-name="P38">Convert each character to 8-bit ASCII, <text:s/>:-</text:p>
      <text:p text:style-name="P38"/>
      <text:p text:style-name="P38">letter:<text:tab/><text:tab/>h<text:tab/>e<text:tab/>l<text:tab/>l<text:tab/>o</text:p>
      <text:p text:style-name="P38">ascii<text:tab/><text:tab/>104<text:tab/>101<text:tab/>108<text:tab/>108<text:tab/>111</text:p>
      <text:p text:style-name="P38"/>
      <text:p text:style-name="P38"/>
      <text:p text:style-name="P38"/>
      <text:p text:style-name="P45">Then XOR it with our number:-</text:p>
      <text:p text:style-name="P45"/>
      <text:p text:style-name="P45"/>
      <text:p text:style-name="P38">xor'ed with 55<text:tab/>95<text:tab/>82<text:tab/>91<text:tab/>91<text:tab/>88</text:p>
      <text:p text:style-name="P38">as ASCII<text:tab/>_<text:tab/>R<text:tab/>[<text:tab/>[<text:tab/>X</text:p>
      <text:p text:style-name="P38"/>
      <text:p text:style-name="P38"/>
      <text:p text:style-name="P38"/>
      <text:p text:style-name="P45">This is now encoded, though its not very secure. <text:s/>Why?</text:p>
      <text:p text:style-name="P45"/>
      <text:p text:style-name="P45"/>
      <text:p text:style-name="P45">To decode, we use a useful property of XOR, in that doing the operation twice gives us an <text:span text:style-name="T2">identity</text:span>, or an operation that doesn't change anything.</text:p>
      <text:p text:style-name="P45"/>
      <text:p text:style-name="P45"/>
      <text:p text:style-name="P45">So, 'h', ascii 104, <text:s/>xored twice with 55, should give us 'h' again.</text:p>
      <text:p text:style-name="P38"/>
      <text:p text:style-name="P38"/>
      <text:p text:style-name="P38">xor'ed with 55<text:tab/>104<text:tab/>101<text:tab/>108<text:tab/>108<text:tab/>111</text:p>
      <text:p text:style-name="P38">again</text:p>
      <text:p text:style-name="P38"/>
      <text:p text:style-name="P38">letter:<text:tab/><text:tab/>h<text:tab/>e<text:tab/>l<text:tab/>l<text:tab/>o</text:p>
      <text:p text:style-name="P38"/>
      <text:p text:style-name="P38">The XOR operation is self-reversing, a bit like our ROT-13 encoding. <text:s/>Do it twice, and you get the original data back again.</text:p>
      <text:p text:style-name="P38"/>
      <text:p text:style-name="P38"/>
      <text:p text:style-name="P39"><text:span text:style-name="T28">Why </text:span>isn't <text:span text:style-name="T28">this </text:span>much of an encryption?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28">Ans: </text:span><text:s/>you can already see a pattern of the repeated letters. <text:s/><text:span text:style-name="T20">What kind of attack works against this?</text:span></text:p>
      <text:p text:style-name="P38"/>
      <text:p text:style-name="P41">[frequency tables. <text:s/>Commonest letters in English - etaoin shrldlcu <text:s/><text:a xlink:type="simple" xlink:href="https://en.wikipedia.org/wiki/Letter_frequency">https://en.wikipedia.org/wiki/Letter_frequency</text:a> ]</text:p>
      <text:p text:style-name="P41"/>
      <text:p text:style-name="P46"><text:soft-page-break/>How can we improve it?</text:p>
      <text:p text:style-name="P46"/>
      <text:p text:style-name="P46"/>
      <text:p text:style-name="P46"/>
      <text:p text:style-name="P46"/>
      <text:p text:style-name="P46">One answer - use a different number to xor with each time.</text:p>
      <text:p text:style-name="P46"/>
      <text:p text:style-name="P46">This presents two problems :-</text:p>
      <text:p text:style-name="P46"/>
      <text:p text:style-name="P46">1. How to generate these numbers, and</text:p>
      <text:p text:style-name="P46"/>
      <text:p text:style-name="P46">2. How to generate the same sequence to do the decoding</text:p>
      <text:p text:style-name="P46"/>
      <text:p text:style-name="P46"/>
      <text:p text:style-name="P46">This is where two properties of our random numbers come in.</text:p>
      <text:p text:style-name="P46"/>
      <text:p text:style-name="P46"/>
      <text:p text:style-name="P47">But, if we used 55 to seed the random number generator, what can we get from it?</text:p>
      <text:p text:style-name="P38"/>
      <text:p text:style-name="P38">A <text:span text:style-name="T2">repeatable</text:span> yet fairly random sequence of numbers, <text:span text:style-name="T17">the same each time</text:span> we use a particular seed.</text:p>
      <text:p text:style-name="P38"/>
      <text:p text:style-name="P38">So, to encode, seed the generator, and xor each character with the next random number from the generator.</text:p>
      <text:p text:style-name="P38"/>
      <text:p text:style-name="P38">To decode, seed with the same seed that was used to encode, and xor each character of the encrypted message with the next random number, to get the original message.</text:p>
      <text:p text:style-name="P38"/>
      <text:p text:style-name="P38">Try this!</text:p>
      <text:p text:style-name="P38"/>
      <text:p text:style-name="P38">try using the wrong seed to decode, too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My code :-</text:p>
      <text:p text:style-name="P40"/>
      <text:p text:style-name="P17"><text:s text:c="4"/>int mask = 128;</text:p>
      <text:p text:style-name="P17"><text:s text:c="4"/>int seed = 42;</text:p>
      <text:p text:style-name="P17"><text:s text:c="4"/>char message[] = "Hello, world";</text:p>
      <text:p text:style-name="P17"><text:s text:c="4"/>char newMessage[512];</text:p>
      <text:p text:style-name="P17"/>
      <text:p text:style-name="P17"><text:s text:c="4"/>int i;</text:p>
      <text:p text:style-name="P17"><text:s text:c="4"/>int length = strlen(message);</text:p>
      <text:p text:style-name="P17"/>
      <text:p text:style-name="P17"><text:s text:c="4"/>// <text:span text:style-name="T18">encrypt it</text:span></text:p>
      <text:p text:style-name="P18"><text:s text:c="4"/>srand(seed);</text:p>
      <text:p text:style-name="P17"><text:s text:c="4"/>for (i = 0; i &lt; length; i++) {</text:p>
      <text:p text:style-name="P17"><text:soft-page-break/><text:s text:c="8"/>newMessage[i] = message[i] ^ (random() % mask);</text:p>
      <text:p text:style-name="P17"><text:s text:c="4"/>}</text:p>
      <text:p text:style-name="P17"><text:s text:c="4"/>// <text:s/><text:span text:style-name="T20">need to put in the end of string marker</text:span></text:p>
      <text:p text:style-name="P17"><text:s text:c="4"/>newMessage[length] = 0;</text:p>
      <text:p text:style-name="P17"/>
      <text:p text:style-name="P17"><text:s text:c="4"/>printf("Old message: %s\n", message);</text:p>
      <text:p text:style-name="P17"><text:s text:c="4"/>printf("New message: %s\n", newMessage);</text:p>
      <text:p text:style-name="P17"/>
      <text:p text:style-name="P17"><text:s text:c="4"/>// <text:span text:style-name="T18">decrypt it</text:span></text:p>
      <text:p text:style-name="P17"><text:s text:c="4"/>srand(seed);</text:p>
      <text:p text:style-name="P17"><text:s text:c="4"/>for (i = 0; i &lt; length; i++) {</text:p>
      <text:p text:style-name="P17"><text:s text:c="8"/>newMessage[i] = newMessage[i] ^ (random() % mask);</text:p>
      <text:p text:style-name="P17"><text:s text:c="4"/>}</text:p>
      <text:p text:style-name="P17"><text:s text:c="4"/>newMessage[length] = 0;</text:p>
      <text:p text:style-name="P17"><text:s text:c="4"/>printf("New message: %s\n", newMessage);</text:p>
      <text:p text:style-name="P17"><text:s text:c="4"/></text:p>
      <text:p text:style-name="P17"/>
      <text:p text:style-name="P17"><text:s text:c="4"/>// demonstrate a brute-force attac<text:span text:style-name="T18">k</text:span></text:p>
      <text:p text:style-name="P17"><text:s text:c="4"/>char buffer[512];</text:p>
      <text:p text:style-name="P17"><text:s text:c="4"/>for (seed = 0; seed &lt; 255; seed++) {</text:p>
      <text:p text:style-name="P17"><text:s text:c="8"/>srand(seed);</text:p>
      <text:p text:style-name="P17"><text:s text:c="8"/>for (i = 0; i &lt; length; i++) {</text:p>
      <text:p text:style-name="P17"><text:s text:c="12"/>buffer[i] = newMessage[i] ^ (random() % mask);</text:p>
      <text:p text:style-name="P17"><text:s text:c="8"/>}</text:p>
      <text:p text:style-name="P17"><text:s text:c="8"/>buffer[length] = 0;</text:p>
      <text:p text:style-name="P17"><text:s text:c="8"/>printf("Seed: %d message: %s\n", seed, buffer);</text:p>
      <text:p text:style-name="P17"><text:s text:c="4"/>}</text:p>
      <text:p text:style-name="P17"><text:s text:c="4"/>return (EXIT_SUCCESS);</text:p>
      <text:p text:style-name="P17">}</text:p>
      <text:p text:style-name="P17"/>
      <text:p text:style-name="P92">END --------------------------------------</text:p>
      <text:p text:style-name="P35"/>
      <text:p text:style-name="P35"/>
      <text:p text:style-name="P35"/>
      <text:p text:style-name="P129">Recap of last week.</text:p>
      <text:p text:style-name="P124"/>
      <text:p text:style-name="P124"/>
      <text:p text:style-name="P124">Encryption using the affine cypher, and xor.</text:p>
      <text:p text:style-name="P124"/>
      <text:p text:style-name="P124">Any questions, esp about xor?</text:p>
      <text:p text:style-name="P124"/>
      <text:p text:style-name="P124">Can use itoa in base 2 to print binary numbers, then see how xor affects them.</text:p>
      <text:p text:style-name="P124"/>
      <text:p text:style-name="P124"/>
      <text:p text:style-name="P124"/>
      <text:p text:style-name="P130">Practical</text:p>
      <text:p text:style-name="P124">Use unsigned char, as this is 8 bits wide, and ignores negative numbers.</text:p>
      <text:p text:style-name="P131">Print out 0 … 255 in binary.</text:p>
      <text:p text:style-name="P131">Try some logical operations on some numbers</text:p>
      <text:p text:style-name="P131"/>
      <text:p text:style-name="P131">See what happens when you go from 1, to 0, to -1 by using x--;</text:p>
      <text:p text:style-name="P131"/>
      <text:p text:style-name="P131">Print +1, -1 and 0 in binary.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Can you see on screen what happens if you add +1 and -1, from looking at the binary?</text:p>
      <text:p text:style-name="P131"/>
      <text:p text:style-name="P131"/>
      <text:p text:style-name="P124"/>
      <text:p text:style-name="P124">Problem - itoa doesn't give you the full 8 bits. <text:s/>How can we add the zeroes on the front?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We can add zeroes onto the end with strcat(), but not the front.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Hint - we can also reverse a string.</text:p>
      <text:p text:style-name="P124"/>
      <text:p text:style-name="P124"/>
      <text:p text:style-name="P124"/>
      <text:p text:style-name="P124"/>
      <text:p text:style-name="P124"><text:soft-page-break/></text:p>
      <text:p text:style-name="P131">Algorithm:</text:p>
      <text:p text:style-name="P131"/>
      <text:p text:style-name="P131"/>
      <text:p text:style-name="P131">reverse the string.</text:p>
      <text:p text:style-name="P131"/>
      <text:p text:style-name="P131">while the string isn't 8 characters long …</text:p>
      <text:p text:style-name="P131"><text:tab/>add a zero to the end</text:p>
      <text:p text:style-name="P131"/>
      <text:p text:style-name="P131">reverse it</text:p>
      <text:p text:style-name="P88">The Lottery Simulation</text:p>
      <text:p text:style-name="P42"/>
      <text:p text:style-name="P42">The current national lottery, you pick six unique numbers in the range 1 .. 5<text:span text:style-name="T29">9</text:span>. <text:s/>On Saturday night, six numbers are drawn at random, if you match all six, you win …. several million quid, probably.</text:p>
      <text:p text:style-name="P42"/>
      <text:p text:style-name="P42">Lets play the lottery...</text:p>
      <text:p text:style-name="P42"/>
      <text:p text:style-name="P42"/>
      <text:p text:style-name="P121">We need to pick six numbers - call them “our numbers”. <text:s/></text:p>
      <text:p text:style-name="P121"/>
      <text:p text:style-name="P121"/>
      <text:p text:style-name="P122">We know how to make random numbers.</text:p>
      <text:p text:style-name="P122"/>
      <text:p text:style-name="P122">How to we put them into the right range?</text:p>
      <text:p text:style-name="P122"/>
      <text:p text:style-name="P122">Lets do that...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Question :What might happen?</text:p>
      <text:p text:style-name="P121"/>
      <text:p text:style-name="P121"/>
      <text:p text:style-name="P122">We need to ? …......</text:p>
      <text:p text:style-name="P122"/>
      <text:p text:style-name="P121"/>
      <text:p text:style-name="P121"/>
      <text:p text:style-name="P121">Make sure none are repeated.</text:p>
      <text:p text:style-name="P42"/>
      <text:p text:style-name="P42"/>
      <text:p text:style-name="P42"/>
      <text:p text:style-name="P42">How <text:span text:style-name="T29">can we do this </text:span>?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nswer - with an array, to record if a number has been chosen already.</text:p>
      <text:p text:style-name="P42"/>
      <text:p text:style-name="P112">bool pickArray[<text:span text:style-name="T29">6</text:span>0];</text:p>
      <text:p text:style-name="P43">And set all entries to false.</text:p>
      <text:p text:style-name="P43"/>
      <text:p text:style-name="P43"/>
      <text:p text:style-name="P123">Say we pick 10 as our first number, <text:span text:style-name="T29">what do we do to pickArray? <text:s/></text:span></text:p>
      <text:p text:style-name="P123"/>
      <text:p text:style-name="P123"/>
      <text:p text:style-name="P123"/>
      <text:p text:style-name="P123"><text:soft-page-break/></text:p>
      <text:p text:style-name="P123"/>
      <text:p text:style-name="P123"/>
      <text:p text:style-name="P123"/>
      <text:p text:style-name="P123"><text:span text:style-name="T29">Ans: </text:span>we set pickArray[10] to true, to show that its taken.</text:p>
      <text:p text:style-name="P43"/>
      <text:p text:style-name="P43">Then when we pick another random number, say <text:span text:style-name="T4">n</text:span>, we check if pickArray[<text:span text:style-name="T4">n</text:span>] is true.</text:p>
      <text:p text:style-name="P43"/>
      <text:p text:style-name="P43">If yes - choose another number, til we find one that hasn't already been chosen.</text:p>
      <text:p text:style-name="P43"/>
      <text:p text:style-name="P43"/>
      <text:p text:style-name="P43"/>
      <text:p text:style-name="P42"/>
      <text:p text:style-name="P42"><text:span text:style-name="T29">Next, to simulate the draw on a Saturday night, <text:s/>we</text:span> draw six unique <text:span text:style-name="T29">(again) </text:span>numbers.</text:p>
      <text:p text:style-name="P42"/>
      <text:p text:style-name="P42"/>
      <text:p text:style-name="P42">Do our numbers match the drawn ones? <text:s/>If no, repeat the above step. <text:s/>Until we win.</text:p>
      <text:p text:style-name="P42"/>
      <text:p text:style-name="P42">How long do you think it will be before we win?</text:p>
      <text:p text:style-name="P42"/>
      <text:p text:style-name="P42"/>
      <text:p text:style-name="P42">OK - start a new C project - LotterySim.</text:p>
      <text:p text:style-name="P42"/>
      <text:p text:style-name="P122">and implement the various parts of it.</text:p>
      <text:p text:style-name="P122"/>
      <text:list xml:id="list4250757509008211724" text:style-name="L1">
        <text:list-item>
          <text:p text:style-name="P125">pick our six numbers</text:p>
        </text:list-item>
      </text:list>
      <text:p text:style-name="P124"/>
      <text:list xml:id="list87842577098944711" text:style-name="L2">
        <text:list-item>
          <text:p text:style-name="P126">pick the six numbers of the draw</text:p>
        </text:list-item>
      </text:list>
      <text:p text:style-name="P124"/>
      <text:list xml:id="list5623187501439973409" text:style-name="L3">
        <text:list-item>
          <text:p text:style-name="P127">see how many are the same.</text:p>
        </text:list-item>
      </text:list>
      <text:p text:style-name="P124"/>
      <text:p text:style-name="P124">There are several ways to do 3. <text:s/>See what you can come up with.</text:p>
      <text:p text:style-name="P42"/>
      <text:p text:style-name="P93">My code :-</text:p>
      <text:p text:style-name="P42"/>
      <text:p text:style-name="P107"><text:line-break/></text:p>
      <text:p text:style-name="P109"/>
      <text:p text:style-name="P111">/* </text:p>
      <text:p text:style-name="P111"><text:s/>* File: <text:s text:c="2"/>main.c</text:p>
      <text:p text:style-name="P111"><text:s/>* Author: mark.woodrow</text:p>
      <text:p text:style-name="P111"><text:s/>*</text:p>
      <text:p text:style-name="P111"><text:s/>* Created on 28 November 2016, 10:17</text:p>
      <text:p text:style-name="P111"><text:s/>*/</text:p>
      <text:p text:style-name="P111"/>
      <text:p text:style-name="P111">#include &lt;stdio.h&gt;</text:p>
      <text:p text:style-name="P111">#include &lt;stdlib.h&gt;</text:p>
      <text:p text:style-name="P111">#include &lt;stdbool.h&gt;</text:p>
      <text:p text:style-name="P111">#include &lt;time.h&gt;</text:p>
      <text:p text:style-name="P111"/>
      <text:p text:style-name="P111"/>
      <text:p text:style-name="P111"><text:bookmark-start text:name="__DdeLink__1616_2085340745"/>bool pickArray[<text:span text:style-name="T29">6</text:span>0];<text:bookmark-end text:name="__DdeLink__1616_2085340745"/></text:p>
      <text:p text:style-name="P111"/>
      <text:p text:style-name="P111"/>
      <text:p text:style-name="P111">void setAllUnpicked() {</text:p>
      <text:p text:style-name="P111"><text:s text:c="4"/>int i;</text:p>
      <text:p text:style-name="P111"><text:s text:c="4"/>for (i = 0; i &lt; <text:span text:style-name="T29">6</text:span>0; i++)</text:p>
      <text:p text:style-name="P111"><text:s text:c="8"/>pickArray[i] = false;</text:p>
      <text:p text:style-name="P111">}</text:p>
      <text:p text:style-name="P111"/>
      <text:p text:style-name="P111"/>
      <text:p text:style-name="P111">void pickSixNumbers(int vector[6]) {</text:p>
      <text:p text:style-name="P111"/>
      <text:p text:style-name="P111"><text:s text:c="4"/>int i, thisBall, tries;</text:p>
      <text:p text:style-name="P111"/>
      <text:p text:style-name="P111"><text:s text:c="4"/>setAllUnpicked();</text:p>
      <text:p text:style-name="P111"/>
      <text:p text:style-name="P111"><text:s text:c="4"/>for (i = 0; i &lt; 6; i++) {</text:p>
      <text:p text:style-name="P111"><text:s text:c="8"/>thisBall = rand() % <text:span text:style-name="T29">6</text:span>0;</text:p>
      <text:p text:style-name="P111"><text:s text:c="8"/>tries = 0;</text:p>
      <text:p text:style-name="P111"><text:s text:c="8"/>while (pickArray[thisBall] == true) {</text:p>
      <text:p text:style-name="P111"><text:s text:c="12"/>thisBall = rand() % <text:span text:style-name="T29">6</text:span>0;</text:p>
      <text:p text:style-name="P111"><text:s text:c="12"/>tries++;</text:p>
      <text:p text:style-name="P111"><text:s text:c="8"/>}</text:p>
      <text:p text:style-name="P111"><text:s text:c="8"/>vector[i] = thisBall;</text:p>
      <text:p text:style-name="P111"><text:s text:c="8"/>pickArray[thisBall] = true;</text:p>
      <text:p text:style-name="P111"><text:s text:c="8"/>//printf("pickSixBalls: INFO: ball %d is %d in %d tries\n", i, thisBall, tries);</text:p>
      <text:p text:style-name="P111"><text:s text:c="4"/>}</text:p>
      <text:p text:style-name="P111">}</text:p>
      <text:p text:style-name="P111"/>
      <text:p text:style-name="P111"/>
      <text:p text:style-name="P111">void doARun() {</text:p>
      <text:p text:style-name="P111"/>
      <text:p text:style-name="P111"/>
      <text:p text:style-name="P111"><text:s text:c="4"/>int myNumbers[6];</text:p>
      <text:p text:style-name="P111"><text:s text:c="4"/>int theDrawNumbers[6];</text:p>
      <text:p text:style-name="P111"><text:s text:c="4"/>int matchRecord[7] = {0,0,0,0,0,0,0};</text:p>
      <text:p text:style-name="P111"/>
      <text:p text:style-name="P111"/>
      <text:p text:style-name="P111"><text:s text:c="4"/>int trial = 0;</text:p>
      <text:p text:style-name="P111"><text:s text:c="4"/>int bestTrial, bestMatch;</text:p>
      <text:p text:style-name="P111"><text:s text:c="4"/>int numberOfTrials = 10000000;</text:p>
      <text:p text:style-name="P111"/>
      <text:p text:style-name="P111"/>
      <text:p text:style-name="P111"><text:s text:c="4"/>// pick my numbers</text:p>
      <text:p text:style-name="P111"><text:s text:c="4"/>pickSixNumbers(myNumbers);</text:p>
      <text:p text:style-name="P111"><text:s text:c="4"/>bestTrial = 0;</text:p>
      <text:p text:style-name="P111"><text:soft-page-break/><text:s text:c="4"/>bestMatch = 0;</text:p>
      <text:p text:style-name="P111"><text:s text:c="4"/></text:p>
      <text:p text:style-name="P111"><text:s text:c="4"/>while (trial &lt; numberOfTrials) {</text:p>
      <text:p text:style-name="P111"><text:s text:c="8"/>// pick the six draw numbers</text:p>
      <text:p text:style-name="P111"><text:s text:c="8"/>pickSixNumbers(theDrawNumbers);</text:p>
      <text:p text:style-name="P111"/>
      <text:p text:style-name="P111"/>
      <text:p text:style-name="P111"><text:s text:c="8"/>// compare them</text:p>
      <text:p text:style-name="P111"><text:s text:c="8"/>int i, j, matches;</text:p>
      <text:p text:style-name="P111"><text:s text:c="8"/>matches = 0;</text:p>
      <text:p text:style-name="P111"><text:s text:c="8"/>for (i = 0; i &lt; 6; i++) {</text:p>
      <text:p text:style-name="P111"><text:s text:c="12"/>for (j = 0; j &lt; 6; j++) {</text:p>
      <text:p text:style-name="P111"><text:s text:c="16"/>if (myNumbers[j] == theDrawNumbers[i]) {</text:p>
      <text:p text:style-name="P111"><text:s text:c="20"/>matches++;</text:p>
      <text:p text:style-name="P111"><text:s text:c="16"/>}</text:p>
      <text:p text:style-name="P111"><text:s text:c="12"/>}</text:p>
      <text:p text:style-name="P111"><text:s text:c="8"/>}</text:p>
      <text:p text:style-name="P111"><text:s text:c="8"/>// printf("Trial %d matches %d\n", trial, matches);</text:p>
      <text:p text:style-name="P111"><text:s text:c="8"/>matchRecord[matches]++;</text:p>
      <text:p text:style-name="P111"><text:s text:c="8"/>if (matches &gt; bestMatch) {</text:p>
      <text:p text:style-name="P111"><text:s text:c="12"/>bestMatch = matches;</text:p>
      <text:p text:style-name="P111"><text:s text:c="12"/>bestTrial = trial;</text:p>
      <text:p text:style-name="P111"><text:s text:c="8"/>}</text:p>
      <text:p text:style-name="P111"><text:s text:c="8"/>trial++;</text:p>
      <text:p text:style-name="P111"><text:s text:c="4"/>}</text:p>
      <text:p text:style-name="P111"><text:s text:c="4"/>printf("In %d trials,\n", numberOfTrials);</text:p>
      <text:p text:style-name="P111"><text:s text:c="4"/>printf("Best match was %d numbers in trial %d\n", bestMatch, bestTrial);</text:p>
      <text:p text:style-name="P111"><text:s text:c="4"/>int i;</text:p>
      <text:p text:style-name="P111"><text:s text:c="4"/>for (i = 0; i &lt; 7; i++) {</text:p>
      <text:p text:style-name="P111"><text:s text:c="8"/>printf("%d numbers were matched %d times\n", i, matchRecord[i]);</text:p>
      <text:p text:style-name="P111"><text:s text:c="4"/>}</text:p>
      <text:p text:style-name="P111">}</text:p>
      <text:p text:style-name="P111"/>
      <text:p text:style-name="P111"/>
      <text:p text:style-name="P111">/*</text:p>
      <text:p text:style-name="P111"><text:s/>* </text:p>
      <text:p text:style-name="P111"><text:s/>*/</text:p>
      <text:p text:style-name="P111">int main(int argc, char** argv) {</text:p>
      <text:p text:style-name="P111"/>
      <text:p text:style-name="P111"/>
      <text:p text:style-name="P111"><text:s text:c="4"/>srand(time(NULL));</text:p>
      <text:p text:style-name="P111"><text:s text:c="4"/>doARun();</text:p>
      <text:p text:style-name="P111"><text:s text:c="4"/>return (EXIT_SUCCESS);</text:p>
      <text:p text:style-name="P111">}</text:p>
      <text:p text:style-name="P111"/>
      <text:p text:style-name="P110"/>
      <text:p text:style-name="P109"/>
      <text:p text:style-name="P109"/>
      <text:p text:style-name="P109"/>
      <text:p text:style-name="P108"/>
      <text:p text:style-name="P113"/>
      <text:p text:style-name="P113"/>
      <text:p text:style-name="P42"/>
      <text:p text:style-name="P42"/>
      <text:p text:style-name="P42"><text:soft-page-break/></text:p>
      <text:p text:style-name="P35"/>
      <text:p text:style-name="P35"/>
      <text:p text:style-name="P35"/>
      <text:p text:style-name="P35">Any spare time - install gnuplot.</text:p>
      <text:p text:style-name="P37">+++++++++++++++++++++++++++++++++++++++++++++++++++++++++++++++++++++++++++++</text:p>
      <text:p text:style-name="P37">Next time</text:p>
      <text:p text:style-name="P30"/>
      <text:p text:style-name="P30"/>
      <text:p text:style-name="P13">Fractal Landscapes</text:p>
      <text:p text:style-name="P30"/>
      <text:p text:style-name="P29">/* </text:p>
      <text:p text:style-name="P29"><text:s/>* File: <text:s text:c="2"/>main.c</text:p>
      <text:p text:style-name="P29"><text:s/>* Author: mark</text:p>
      <text:p text:style-name="P29"><text:s/>*</text:p>
      <text:p text:style-name="P29"><text:s/>* Created on 08 November 2016, 19:13</text:p>
      <text:p text:style-name="P29"><text:s/>*/</text:p>
      <text:p text:style-name="P29"/>
      <text:p text:style-name="P29">#include &lt;stdio.h&gt;</text:p>
      <text:p text:style-name="P29">#include &lt;stdlib.h&gt;</text:p>
      <text:p text:style-name="P29">#include &lt;time.h&gt;</text:p>
      <text:p text:style-name="P29"/>
      <text:p text:style-name="P29"/>
      <text:p text:style-name="P29">#define SIZE 100</text:p>
      <text:p text:style-name="P29"/>
      <text:p text:style-name="P29">int landscape[SIZE][SIZE];</text:p>
      <text:p text:style-name="P29"/>
      <text:p text:style-name="P29">/**</text:p>
      <text:p text:style-name="P29"><text:s/>* Fill the landscape array with zeroes</text:p>
      <text:p text:style-name="P29"><text:s/>*/</text:p>
      <text:p text:style-name="P29">void initLandscape() {</text:p>
      <text:p text:style-name="P29"/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landscape[i][j] = 0;</text:p>
      <text:p text:style-name="P29"><text:s text:c="8"/>}</text:p>
      <text:p text:style-name="P29"><text:s text:c="4"/>}</text:p>
      <text:p text:style-name="P29">}</text:p>
      <text:p text:style-name="P29"/>
      <text:p text:style-name="P29">/**</text:p>
      <text:p text:style-name="P29"><text:s/>* Display the landscape array</text:p>
      <text:p text:style-name="P29"><text:s/>*/</text:p>
      <text:p text:style-name="P29">void displayLandscape() {</text:p>
      <text:p text:style-name="P29"/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printf("%6d", landscape[i][j]);</text:p>
      <text:p text:style-name="P29"><text:s text:c="8"/>}</text:p>
      <text:p text:style-name="P29"><text:s text:c="8"/>printf("\n");</text:p>
      <text:p text:style-name="P29"><text:s text:c="4"/>}</text:p>
      <text:p text:style-name="P29">}</text:p>
      <text:p text:style-name="P29"/>
      <text:p text:style-name="P29">void chopSea() {</text:p>
      <text:p text:style-name="P29"><text:s text:c="4"/></text:p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if (landscape[i][j] &lt; 0)</text:p>
      <text:p text:style-name="P29"><text:s text:c="16"/>landscape[i][j] = 0;</text:p>
      <text:p text:style-name="P29"><text:s text:c="8"/>}</text:p>
      <text:p text:style-name="P29"><text:s text:c="4"/>}</text:p>
      <text:p text:style-name="P29"><text:s text:c="4"/></text:p>
      <text:p text:style-name="P29">}</text:p>
      <text:p text:style-name="P29"/>
      <text:p text:style-name="P29">/**</text:p>
      <text:p text:style-name="P29"><text:s/>* Randomly return either +1 or -1, with equal probability</text:p>
      <text:p text:style-name="P29"><text:s/>* </text:p>
      <text:p text:style-name="P29"><text:s/>*/</text:p>
      <text:p text:style-name="P29">int getDelta() {</text:p>
      <text:p text:style-name="P29"><text:s text:c="4"/>int r = random() % 100;</text:p>
      <text:p text:style-name="P29"><text:soft-page-break/><text:s text:c="4"/>if (r &lt; 50) {</text:p>
      <text:p text:style-name="P29"><text:s text:c="8"/>return -1;</text:p>
      <text:p text:style-name="P29"><text:s text:c="4"/>} else</text:p>
      <text:p text:style-name="P29"><text:s text:c="8"/>return 1;</text:p>
      <text:p text:style-name="P29"/>
      <text:p text:style-name="P29">}</text:p>
      <text:p text:style-name="P29"/>
      <text:p text:style-name="P29">void doFaulting() {</text:p>
      <text:p text:style-name="P29"/>
      <text:p text:style-name="P29"><text:s text:c="4"/>// pick a random row</text:p>
      <text:p text:style-name="P29"><text:s text:c="4"/>int row = random() % SIZE;</text:p>
      <text:p text:style-name="P29"><text:s text:c="4"/>// pick a random direction, up or down</text:p>
      <text:p text:style-name="P29"><text:s text:c="4"/>int delta = getDelta();</text:p>
      <text:p text:style-name="P29"><text:s text:c="4"/>int i, j;</text:p>
      <text:p text:style-name="P29"/>
      <text:p text:style-name="P29"><text:s text:c="4"/></text:p>
      <text:p text:style-name="P29"><text:s text:c="4"/>// raise/lower the land below this row</text:p>
      <text:p text:style-name="P29"><text:s text:c="4"/>for (i = 0; i &lt; SIZE; i++) {</text:p>
      <text:p text:style-name="P29"><text:s text:c="8"/>for (j = 0; j &lt; SIZE; j++) {</text:p>
      <text:p text:style-name="P29"><text:s text:c="12"/>// land before the chosen row goes one way</text:p>
      <text:p text:style-name="P29"><text:s text:c="12"/>if (i &lt; row) </text:p>
      <text:p text:style-name="P29"><text:s text:c="16"/>landscape[i][j] += delta;</text:p>
      <text:p text:style-name="P29"><text:s text:c="12"/>else</text:p>
      <text:p text:style-name="P29"><text:s text:c="16"/>// land after, goes the opposite way</text:p>
      <text:p text:style-name="P29"><text:s text:c="16"/>landscape[i][j] -= delta;</text:p>
      <text:p text:style-name="P29"><text:s text:c="8"/>}</text:p>
      <text:p text:style-name="P29"><text:s text:c="4"/>}</text:p>
      <text:p text:style-name="P29"><text:s text:c="4"/></text:p>
      <text:p text:style-name="P29"><text:s text:c="4"/></text:p>
      <text:p text:style-name="P29"><text:s text:c="4"/>// Now do a column</text:p>
      <text:p text:style-name="P29"><text:s text:c="4"/>delta = getDelta();</text:p>
      <text:p text:style-name="P29"><text:s text:c="4"/>int column = random() % SIZE;</text:p>
      <text:p text:style-name="P29"><text:s text:c="4"/>// raise/lower the land below this column</text:p>
      <text:p text:style-name="P29"><text:s text:c="4"/>for (i = 0; i &lt; SIZE; i++) {</text:p>
      <text:p text:style-name="P29"><text:s text:c="8"/>for (j = 0; j &lt; SIZE; j++) {</text:p>
      <text:p text:style-name="P29"><text:s text:c="12"/>// land before the chosen row goes one way</text:p>
      <text:p text:style-name="P29"><text:s text:c="12"/>if (j &lt; column) </text:p>
      <text:p text:style-name="P29"><text:s text:c="16"/>landscape[i][j] += delta;</text:p>
      <text:p text:style-name="P29"><text:s text:c="12"/>else</text:p>
      <text:p text:style-name="P29"><text:s text:c="16"/>// land after, goes the opposite way</text:p>
      <text:p text:style-name="P29"><text:s text:c="16"/>landscape[i][j] -= delta;</text:p>
      <text:p text:style-name="P29"><text:s text:c="8"/>}</text:p>
      <text:p text:style-name="P29"><text:s text:c="4"/>}</text:p>
      <text:p text:style-name="P29"/>
      <text:p text:style-name="P29">}</text:p>
      <text:p text:style-name="P29"/>
      <text:p text:style-name="P29">/*</text:p>
      <text:p text:style-name="P29"><text:s/>* </text:p>
      <text:p text:style-name="P29"><text:s/>*/</text:p>
      <text:p text:style-name="P29">int main(int argc, char** argv) {</text:p>
      <text:p text:style-name="P29"/>
      <text:p text:style-name="P29"><text:s text:c="4"/>int l;</text:p>
      <text:p text:style-name="P29"><text:s text:c="4"/>// seed the random number generator</text:p>
      <text:p text:style-name="P29"><text:s text:c="4"/>srand(time(NULL));</text:p>
      <text:p text:style-name="P29"><text:s text:c="4"/>initLandscape();</text:p>
      <text:p text:style-name="P29"><text:s text:c="4"/>//displayLandscape();</text:p>
      <text:p text:style-name="P29"/>
      <text:p text:style-name="P29"><text:s text:c="4"/>for (l = 0; l &lt; 1000; l++)</text:p>
      <text:p text:style-name="P29"><text:s text:c="8"/>doFaulting();</text:p>
      <text:p text:style-name="P29"/>
      <text:p text:style-name="P29"><text:s text:c="4"/>chopSea();</text:p>
      <text:p text:style-name="P29"/>
      <text:p text:style-name="P29"/>
      <text:p text:style-name="P29"><text:s text:c="4"/>printf("\n\n");</text:p>
      <text:p text:style-name="P29"><text:s text:c="4"/>displayLandscape();</text:p>
      <text:p text:style-name="P29"/>
      <text:p text:style-name="P29"><text:s text:c="4"/>return (EXIT_SUCCESS);</text:p>
      <text:p text:style-name="P29">}</text:p>
      <text:p text:style-name="P31"/>
      <text:p text:style-name="P31"/>
      <text:p text:style-name="P31">gnuplot&gt; set ticslevel 0</text:p>
      <text:p text:style-name="P32"><text:span text:style-name="T15">gnuplot&gt; </text:span>set hidden3d</text:p>
      <text:p text:style-name="P31">gnuplot&gt; splot "landsea1.dat" matrix with lines palette</text:p>
      <text:p text:style-name="P31"><text:soft-page-break/></text:p>
      <text:p text:style-name="P31"/>
      <text:p text:style-name="P33"><text:a xlink:type="simple" xlink:href="http://lowrank.net/gnuplot/plot3d-e.html">http://lowrank.net/gnuplot/plot3d-e.html</text:a></text:p>
      <text:p text:style-name="P33"/>
      <text:p text:style-name="P91">END</text:p>
      <text:p text:style-name="P16"/>
      <text:p text:style-name="P13">Pointers</text:p>
      <text:p text:style-name="P13"/>
      <text:p text:style-name="P48"/>
      <text:p text:style-name="P52">And now … pointers.</text:p>
      <text:p text:style-name="P52"/>
      <text:p text:style-name="P52">Every C variable has an address in memory. <text:s/>Pointers are a way of using these addresses.</text:p>
      <text:p text:style-name="P52"/>
      <text:p text:style-name="P53">The swap() problem.</text:p>
      <text:p text:style-name="P52"/>
      <text:p text:style-name="P52">Write a function to swap two integers.</text:p>
      <text:p text:style-name="P52"/>
      <text:p text:style-name="P52">So if x=1 and y = 50, swap(x,y) comes back with x=50 and y=1</text:p>
      <text:p text:style-name="P52"/>
      <text:p text:style-name="P52">Can you do it? <text:s/>Lets try...</text:p>
      <text:p text:style-name="P52"/>
      <text:p text:style-name="P51">void swap(int x, int y) {</text:p>
      <text:p text:style-name="P51"><text:tab/>int temp;</text:p>
      <text:p text:style-name="P51"><text:tab/>temp = y;</text:p>
      <text:p text:style-name="P51"><text:tab/>y = x;</text:p>
      <text:p text:style-name="P51"><text:tab/>x = temp;</text:p>
      <text:p text:style-name="P51"><text:tab/>}</text:p>
      <text:p text:style-name="P51"/>
      <text:p text:style-name="P52">Does this work?</text:p>
      <text:p text:style-name="P52"/>
      <text:p text:style-name="P52">Why/ why not?</text:p>
      <text:p text:style-name="P52"/>
      <text:p text:style-name="P52">What kind of variables are x and y. <text:s/>What is their scope?</text:p>
      <text:p text:style-name="P52"/>
      <text:p text:style-name="P52">Question: What is scope?</text:p>
      <text:p text:style-name="P52"/>
      <text:p text:style-name="P52">Answer: its the area of program where a variable can be accessed.</text:p>
      <text:p text:style-name="P52"/>
      <text:p text:style-name="P52"/>
      <text:p text:style-name="P52"><text:span text:style-name="T7">&gt;&gt;Talk about </text:span>Local variables</text:p>
      <text:p text:style-name="P52"><text:span text:style-name="T7">&gt;&gt;and </text:span>Global variables</text:p>
      <text:p text:style-name="P52"/>
      <text:p text:style-name="P57">x and y are <text:span text:style-name="T2">local</text:span> to the swap function. <text:s/>When the function is called, you give it two variables. <text:s/>However, the values of the variables are <text:span text:style-name="T2">copied</text:span> into x and y. <text:s/>When the function exits, x and y disappear, and no external effects are seen.</text:p>
      <text:p text:style-name="P57"/>
      <text:p text:style-name="P84">Clearly, we need some new mechanism.</text:p>
      <text:p text:style-name="P84"/>
      <text:p text:style-name="P57">In order to write a swap function, you need to tell it the addresses, and say “swap the variables at these addresses”. <text:s/>That will work.</text:p>
      <text:p text:style-name="P57"/>
      <text:p text:style-name="P57"/>
      <text:p text:style-name="P57"/>
      <text:p text:style-name="P97">To declare something that holds an address, <text:span text:style-name="T11">a pointer, </text:span>we use *.</text:p>
      <text:p text:style-name="P57"/>
      <text:p text:style-name="P58">e.g. </text:p>
      <text:p text:style-name="P58"/>
      <text:p text:style-name="P103">int *intptr;</text:p>
      <text:p text:style-name="P57"/>
      <text:p text:style-name="P57">declares intptr to be something that holds the address of an int variable. <text:s/>We say that it is a <text:span text:style-name="T2">pointer</text:span>, and it “points to” where the variable is.</text:p>
      <text:p text:style-name="P76"/>
      <text:p text:style-name="P81">We can have any kind of pointer :-</text:p>
      <text:p text:style-name="P81"/>
      <text:p text:style-name="P100">int * intptr;</text:p>
      <text:p text:style-name="P100">char * charptr;</text:p>
      <text:p text:style-name="P100">long * longptr;</text:p>
      <text:p text:style-name="P100">float * float_pointer;</text:p>
      <text:p text:style-name="P100">double * doubleptr;</text:p>
      <text:p text:style-name="P100">void * voidpointer;</text:p>
      <text:p text:style-name="P81"/>
      <text:p text:style-name="P81">Not sure if you've seen void before. <text:s/>Its a type that means “no specific type”. <text:s/><text:span text:style-name="T12">Oh, and spaces aren't significant here.</text:span></text:p>
      <text:p text:style-name="P81"/>
      <text:p text:style-name="P76"/>
      <text:p text:style-name="P78">To get the address of a variable, we use &amp; :-</text:p>
      <text:p text:style-name="P78"/>
      <text:p text:style-name="P105"><text:span text:style-name="T8">int *intptr;<text:tab/><text:tab/>// </text:span><text:span text:style-name="T9">an int pointer</text:span></text:p>
      <text:p text:style-name="P101">int x;<text:tab/><text:tab/><text:tab/>// <text:span text:style-name="T11">an ordinary integer variable</text:span></text:p>
      <text:p text:style-name="P102">intptr = &amp;x;<text:tab/><text:tab/>// <text:span text:style-name="T11">intptr holds the address of x</text:span></text:p>
      <text:p text:style-name="P78"/>
      <text:p text:style-name="P78">&amp;x is the address of x, and we can assign it to a pointer type (an int pointer in this case, the types must agree).</text:p>
      <text:p text:style-name="P78"/>
      <text:p text:style-name="P101">intptr = &amp;x;</text:p>
      <text:p text:style-name="P78"/>
      <text:p text:style-name="P78">intptr now holds the address of x.</text:p>
      <text:p text:style-name="P78"/>
      <text:p text:style-name="P84">&amp; is an <text:span text:style-name="T2">unary function</text:span> - it takes one argument - and returns the address of a variable.</text:p>
      <text:p text:style-name="P84"/>
      <text:p text:style-name="P84">What is the name for a function that takes two arguments?</text:p>
      <text:p text:style-name="P84"/>
      <text:p text:style-name="P84"/>
      <text:p text:style-name="P78"/>
      <text:p text:style-name="P81">But what is the next step? <text:s/>We have a pointer to x, what can we do with it?</text:p>
      <text:p text:style-name="P81"/>
      <text:p text:style-name="P98">Answer - use it to change x.</text:p>
      <text:p text:style-name="P81"/>
      <text:p text:style-name="P81">Like this :-</text:p>
      <text:p text:style-name="P81"/>
      <text:p text:style-name="P100">*intptr = 100;</text:p>
      <text:p text:style-name="P81"/>
      <text:p text:style-name="P81">And x now holds the value 100.</text:p>
      <text:p text:style-name="P57"/>
      <text:p text:style-name="P84">The asterisk is another <text:span text:style-name="T2">unary function</text:span>, that returns (or sets) the value of the variable at the location given. <text:s/>This is an example of setting.</text:p>
      <text:p text:style-name="P84"/>
      <text:p text:style-name="P84">This would be a read :-</text:p>
      <text:p text:style-name="P84"/>
      <text:p text:style-name="P99">int y;</text:p>
      <text:p text:style-name="P99">y = *intptr;</text:p>
      <text:p text:style-name="P104"/>
      <text:p text:style-name="P57"/>
      <text:p text:style-name="P57"/>
      <text:p text:style-name="P57"/>
      <text:p text:style-name="P76">We'll have a bit of practical with pointers, then go back to the swap().</text:p>
      <text:p text:style-name="P76"/>
      <text:p text:style-name="P54"/>
      <text:p text:style-name="P54"/>
      <text:p text:style-name="P54">Practical</text:p>
      <text:p text:style-name="P76"/>
      <text:p text:style-name="P76">try the following code:-</text:p>
      <text:p text:style-name="P76"/>
      <text:p text:style-name="P76"/>
      <text:p text:style-name="P76"/>
      <text:p text:style-name="P49">void pointerDemo() {</text:p>
      <text:p text:style-name="P49"/>
      <text:p text:style-name="P49"><text:s text:c="4"/>int x = 100;</text:p>
      <text:p text:style-name="P49"/>
      <text:p text:style-name="P49"><text:s text:c="4"/>printf("before, x = %d\n", x);</text:p>
      <text:p text:style-name="P49"/>
      <text:p text:style-name="P49"><text:s text:c="4"/>int * xptr;</text:p>
      <text:p text:style-name="P49"/>
      <text:p text:style-name="P49"><text:s text:c="4"/>xptr = &amp;x;</text:p>
      <text:p text:style-name="P49"><text:s text:c="4"/>printf(" address of x is %p\n", xptr);</text:p>
      <text:p text:style-name="P49"><text:s text:c="4"/>printf("contents of x is %d\n", *xptr);</text:p>
      <text:p text:style-name="P49"/>
      <text:p text:style-name="P49"><text:s text:c="4"/>*xptr = 2;</text:p>
      <text:p text:style-name="P49"/>
      <text:p text:style-name="P49"><text:s text:c="4"/>printf("now x = %d\n", x);</text:p>
      <text:p text:style-name="P50"><text:s text:c="4"/>printf(" address of x is %p\n", xptr);</text:p>
      <text:p text:style-name="P50"><text:s text:c="4"/>printf("contents of x is %d\n", *xptr);</text:p>
      <text:p text:style-name="P50"/>
      <text:p text:style-name="P49">}</text:p>
      <text:p text:style-name="P77"/>
      <text:p text:style-name="P77"/>
      <text:p text:style-name="P77">See how &amp;x gets us the address of x, in memory.</text:p>
      <text:p text:style-name="P77"/>
      <text:p text:style-name="P77">And we just assign xptr = &amp;x, because xptr will hold the address of x. <text:s/>That<text:span text:style-name="T11">'</text:span>s what pointers do. <text:s/>They hold an address, or location of something. <text:s/>&amp;x is also called a <text:span text:style-name="T2">reference to x</text:span>, or just a <text:span text:style-name="T2">reference</text:span>.</text:p>
      <text:p text:style-name="P77"/>
      <text:p text:style-name="P95">Call by value vs. call by reference.</text:p>
      <text:p text:style-name="P55"/>
      <text:p text:style-name="P77"/>
      <text:p text:style-name="P54"/>
      <text:p text:style-name="P55"/>
      <text:p text:style-name="P94">Back to swap()</text:p>
      <text:p text:style-name="P76"/>
      <text:p text:style-name="P59">To do the swap, we need a pointer to each variable:</text:p>
      <text:p text:style-name="P59"/>
      <text:p text:style-name="P59">int * <text:span text:style-name="T12">x_pointer</text:span>;</text:p>
      <text:p text:style-name="P59">int * <text:span text:style-name="T12">y_pointer</text:span>;</text:p>
      <text:p text:style-name="P59"/>
      <text:p text:style-name="P59">and do this</text:p>
      <text:p text:style-name="P59"/>
      <text:p text:style-name="P57"/>
      <text:p text:style-name="P57">void swap (int *x_<text:span text:style-name="T11">pointer</text:span>, int *y_<text:span text:style-name="T11">pointer</text:span>) {</text:p>
      <text:p text:style-name="P60"><text:tab/><text:span text:style-name="T3">int temp;</text:span></text:p>
      <text:p text:style-name="P63"><text:tab/>temp = *x_<text:span text:style-name="T11">pointer</text:span>;<text:tab/><text:tab/></text:p>
      <text:p text:style-name="P59"><text:tab/>*<text:span text:style-name="T3">x_pointer = *y_pointer;</text:span></text:p>
      <text:p text:style-name="P59"><text:tab/>*<text:span text:style-name="T3">y_pointer = temp;</text:span></text:p>
      <text:p text:style-name="P59"><text:tab/><text:span text:style-name="T3">}</text:span></text:p>
      <text:p text:style-name="P59"/>
      <text:p text:style-name="P59"/>
      <text:p text:style-name="P59"/>
      <text:p text:style-name="P62">Note that there are two uses of * here, and they can be confusing. <text:s/></text:p>
      <text:p text:style-name="P62"/>
      <text:p text:style-name="P84">If the * appears on the right-hand-side of an assignment, it designates a “read” operation</text:p>
      <text:p text:style-name="P64"/>
      <text:p text:style-name="P84">If the * appears on the left-hand-side of an assignment, it designates a “set” operation</text:p>
      <text:p text:style-name="P64"/>
      <text:p text:style-name="P84">Consider ...</text:p>
      <text:p text:style-name="P62"/>
      <text:p text:style-name="P79"><text:tab/>temp = *x_pointer;</text:p>
      <text:p text:style-name="P60"/>
      <text:p text:style-name="P82">This means, <text:span text:style-name="T4">“temp becomes equal to the </text:span><text:span text:style-name="T6">value of the </text:span><text:span text:style-name="T4">variable pointed to by x</text:span><text:span text:style-name="T5">_pointer</text:span><text:span text:style-name="T4">”</text:span></text:p>
      <text:p text:style-name="P83"/>
      <text:p text:style-name="P83"/>
      <text:p text:style-name="P84">And …</text:p>
      <text:p text:style-name="P84"/>
      <text:p text:style-name="P61"><text:span text:style-name="T8"><text:tab/>*</text:span><text:span text:style-name="T10">x_pointer = *y_pointer;</text:span></text:p>
      <text:p text:style-name="P60"/>
      <text:p text:style-name="P82">This means, <text:span text:style-name="T4">“</text:span><text:span text:style-name="T6">(</text:span><text:span text:style-name="T4">the </text:span><text:span text:style-name="T6">value of) the </text:span><text:span text:style-name="T4">variable pointed to by x</text:span><text:span text:style-name="T5">_pointer</text:span><text:span text:style-name="T4"> <text:s/>... <text:s/>becomes equal to … <text:s/></text:span><text:span text:style-name="T6">(</text:span><text:span text:style-name="T4">the </text:span><text:span text:style-name="T6">value of) the </text:span><text:span text:style-name="T4">variable pointed to by y</text:span><text:span text:style-name="T5">_pointer</text:span><text:span text:style-name="T4">”</text:span></text:p>
      <text:p text:style-name="P83"/>
      <text:p text:style-name="P83"/>
      <text:p text:style-name="P84">And …</text:p>
      <text:p text:style-name="P84"/>
      <text:p text:style-name="P80"><text:tab/>*<text:span text:style-name="T3">y_pointer = temp;</text:span></text:p>
      <text:p text:style-name="P60"/>
      <text:p text:style-name="P82">This means, <text:span text:style-name="T4">“the variable pointed to by y</text:span><text:span text:style-name="T5">_pointer</text:span><text:span text:style-name="T4"> <text:s/>... <text:s/>becomes equal to … <text:s/>the value of temp”</text:span></text:p>
      <text:p text:style-name="P83"/>
      <text:p text:style-name="P83"/>
      <text:p text:style-name="P83"/>
      <text:p text:style-name="P83"/>
      <text:p text:style-name="P65">Or, you can think of them as <text:span text:style-name="T2">read</text:span> and <text:span text:style-name="T2">store</text:span> operations.</text:p>
      <text:p text:style-name="P65"/>
      <text:p text:style-name="P72"><text:tab/>temp = *x_pointer;</text:p>
      <text:p text:style-name="P66"/>
      <text:p text:style-name="P69">Means read or get what x<text:span text:style-name="T3">_pointer</text:span> points to, assign it to temp.</text:p>
      <text:p text:style-name="P68"/>
      <text:p text:style-name="P67"><text:tab/>*<text:span text:style-name="T3">x_pointer = *y_pointer;</text:span></text:p>
      <text:p text:style-name="P66"/>
      <text:p text:style-name="P69"><text:soft-page-break/>Means read what y<text:span text:style-name="T3">_pointer</text:span> points to, store it where x<text:span text:style-name="T3">_pointer</text:span> points to. <text:s/>And</text:p>
      <text:p text:style-name="P68"/>
      <text:p text:style-name="P67"><text:tab/>*<text:span text:style-name="T3">y_pointer = temp;</text:span></text:p>
      <text:p text:style-name="P66"/>
      <text:p text:style-name="P69">Store temp in what y<text:span text:style-name="T3">_pointer</text:span> points to.</text:p>
      <text:p text:style-name="P66"/>
      <text:p text:style-name="P66"/>
      <text:p text:style-name="P66"/>
      <text:p text:style-name="P66"/>
      <text:p text:style-name="P70">When we call this function, we give it the addresses of the variables to swap, like this :-</text:p>
      <text:p text:style-name="P70"/>
      <text:p text:style-name="P70"/>
      <text:p text:style-name="P70"><text:tab/>int a = 1;</text:p>
      <text:p text:style-name="P70"><text:tab/>int b = 50;</text:p>
      <text:p text:style-name="P70"/>
      <text:p text:style-name="P70"><text:tab/>swap (&amp;a, &amp;b);</text:p>
      <text:p text:style-name="P70"/>
      <text:p text:style-name="P70">The &amp; means “the address of”.</text:p>
      <text:p text:style-name="P70"/>
      <text:p text:style-name="P71"/>
      <text:p text:style-name="P74">What's the point of pointers?</text:p>
      <text:p text:style-name="P71"/>
      <text:p text:style-name="P71">Saves us copying data around from one place to another. <text:s/>You just pass a pointer to it, instead.</text:p>
      <text:p text:style-name="P71">Allows us to do lots that we can't do yet, and I don't just mean swapping variables.</text:p>
      <text:p text:style-name="P71">e.g allocate a chunk of memory</text:p>
      <text:p text:style-name="P71"/>
      <text:p text:style-name="P71">malloc() and free().</text:p>
      <text:p text:style-name="P71"/>
      <text:p text:style-name="P73">malloc() will reserve a block of memory, and it returns a pointer to its beginning.</text:p>
      <text:p text:style-name="P73"/>
      <text:p text:style-name="P75">Pointer arithmetic</text:p>
      <text:p text:style-name="P73"/>
      <text:p text:style-name="P73">We can use ++, --, + and -.</text:p>
      <text:p text:style-name="P73"/>
      <text:p text:style-name="P75">Arrays of pointers</text:p>
      <text:p text:style-name="P73"/>
      <text:p text:style-name="P75">Pointer to pointer</text:p>
      <text:p text:style-name="P73"/>
      <text:p text:style-name="P73"/>
      <text:p text:style-name="P75">Passing pointers to functions</text:p>
      <text:p text:style-name="P73"/>
      <text:p text:style-name="P75">Returning pointers from functions</text:p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2-28T18:03:36.533348804</dc:date>
    <dc:creator>Mark Woodrow</dc:creator>
    <meta:editing-duration>PT9H9M41S</meta:editing-duration>
    <meta:editing-cycles>57</meta:editing-cycles>
    <meta:generator>LibreOffice/4.2.8.2$Linux_x86 LibreOffice_project/420m0$Build-2</meta:generator>
    <meta:document-statistic meta:table-count="0" meta:image-count="0" meta:object-count="1" meta:page-count="26" meta:paragraph-count="545" meta:word-count="3209" meta:character-count="18272" meta:non-whitespace-character-count="14259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i>a</mi>
              <mrow>
                <msub>
                  <mi>X</mi>
                  <mi>n</mi>
                </msub>
                <mo stretchy="false">+</mo>
                <mtext> c</mtext>
              </mrow>
            </mrow>
          </mrow>
          <mo fence="true" stretchy="false">)</mo>
        </mrow>
      </mrow>
      <mtext>  modulo   </mtext>
      <mi>m</mi>
    </mrow>
    <annotation encoding="StarMath 5.0">
X_{n+1} = (a X_{n}  +  " c")   "  modulo   "  m</annotation>
  </semantics>
</math>
</file>